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sing XML using XDocument <text:s/>(or XmlDocument)</text:p>
      <text:p text:style-name="P6">LINQ-to-XML</text:p>
      <text:list xml:id="list1939296643621405630" text:style-name="L1">
        <text:list-item>
          <text:list>
            <text:list-item>
              <text:p text:style-name="P1">Use the power of LINQ to process XML data</text:p>
            </text:list-item>
            <text:list-item>
              <text:p text:style-name="P1">Easily read, search, write, modify XML documents</text:p>
              <text:p text:style-name="P1"/>
            </text:list-item>
          </text:list>
        </text:list-item>
      </text:list>
      <text:p text:style-name="P6">LINQ to XML classes:</text:p>
      <text:p text:style-name="Standard"><text:tab/>-XDocument – represents a LINQ-enabled XML document (containing prolog, root element)</text:p>
      <text:p text:style-name="Standard"><text:tab/>-XElement – main component holding information</text:p>
      <text:p text:style-name="Standard"/>
      <text:p text:style-name="P6">Reading XML string:</text:p>
      <text:p text:style-name="Standard"/>
      <text:p text:style-name="Standard"><text:tab/>string str = </text:p>
      <text:p text:style-name="Standard"><text:tab/>@"?xml version=""1.0""?&gt;</text:p>
      <text:p text:style-name="Standard"><text:tab/>&lt;!-- comment at the root level --&gt;</text:p>
      <text:p text:style-name="Standard"><text:tab/>&lt;Root&gt;</text:p>
      <text:p text:style-name="Standard"><text:tab/><text:tab/>&lt;Child&gt;Content&lt;/Child&gt;</text:p>
      <text:p text:style-name="Standard"><text:tab/>&lt;/Root&gt;";</text:p>
      <text:p text:style-name="Standard"><text:tab/>XDocument doc = XDocument.Parse(str);</text:p>
      <text:p text:style-name="Standard"/>
      <text:p text:style-name="P6">Loading XML directly from file:</text:p>
      <text:p text:style-name="Standard"><text:tab/>XDocument xmlDoc = XDocument.Load("../books.xml");</text:p>
      <text:p text:style-name="Standard"><text:tab/></text:p>
      <text:p text:style-name="P6">Working with XDocument</text:p>
      <text:p text:style-name="Standard"><text:tab/>var cars = xmlDoc.Root.Elements();</text:p>
      <text:p text:style-name="Standard"><text:tab/>foreach (var car in cars)</text:p>
      <text:p text:style-name="Standard"><text:tab/>{</text:p>
      <text:p text:style-name="Standard"><text:tab/><text:tab/>string make = car.Element("make").Value;</text:p>
      <text:p text:style-name="Standard"><text:tab/><text:tab/>string model = car.Element("model").Value;</text:p>
      <text:p text:style-name="Standard"><text:tab/>}</text:p>
      <text:p text:style-name="Standard"/>
      <text:p text:style-name="Standard">Set an element value by name</text:p>
      <text:list xml:id="list2089470914666842959" text:style-name="L2">
        <text:list-item>
          <text:list>
            <text:list-item>
              <text:p text:style-name="P2">If it doesn't exist will be added</text:p>
            </text:list-item>
            <text:list-item>
              <text:p text:style-name="P2">If it is set to null, it will be removed</text:p>
            </text:list-item>
          </text:list>
        </text:list-item>
      </text:list>
      <text:p text:style-name="Standard"/>
      <text:p text:style-name="Standard"><text:tab/>customer.SetElementValue("birth-date", "1990-10-04T00:00:00");</text:p>
      <text:list xml:id="list7076042746922572691" text:style-name="L3">
        <text:list-item>
          <text:list>
            <text:list-item>
              <text:p text:style-name="P3">Remove an element from its parent</text:p>
              <text:p text:style-name="P3">var youngDriver = customer.Element("is-yong-driver");</text:p>
              <text:p text:style-name="P3">youngDriver.Remove();</text:p>
            </text:list-item>
          </text:list>
        </text:list-item>
      </text:list>
      <text:list xml:id="list2594763540338992300" text:style-name="L4">
        <text:list-item>
          <text:list>
            <text:list-item>
              <text:p text:style-name="P4">Get or set an element attribute by name</text:p>
              <text:p text:style-name="P4">customer.Attribute("name").Value;</text:p>
            </text:list-item>
            <text:list-item>
              <text:p text:style-name="P4">Get a list of all attributes for an element</text:p>
              <text:p text:style-name="P4">var attrs = customer.Attributes;</text:p>
            </text:list-item>
            <text:list-item>
              <text:p text:style-name="P4">Set an attribute value by name</text:p>
            </text:list-item>
          </text:list>
        </text:list-item>
      </text:list>
      <text:p text:style-name="Standard"><text:tab/><text:tab/>If it doesn't exist, it will be added<text:tab/></text:p>
      <text:p text:style-name="Standard"><text:tab/><text:tab/>If it is set to null, it will be removed</text:p>
      <text:p text:style-name="Standard">Both attributes and elements are deserialized to properties of a class.</text:p>
      <text:p text:style-name="Standard">Attributes can't be complex objects</text:p>
      <text:p text:style-name="Standard">Elements can be nested</text:p>
      <text:p text:style-name="Standard"/>
      <text:p text:style-name="P6">LINQ-to-XML – searching with LINQ</text:p>
      <text:p text:style-name="Standard">var cars = xmlDoc.Root.Elements()</text:p>
      <text:p text:style-name="Standard"><text:tab/>.Where(e =&gt; e.Element("make").Value == "Opel" &amp;&amp; long.Parse(e.Element("travelled-distance)) &gt;=300000)</text:p>
      <text:p text:style-name="Standard"><text:tab/>.Select( c=&gt; new</text:p>
      <text:p text:style-name="Standard"><text:tab/><text:tab/>{</text:p>
      <text:p text:style-name="Standard"><text:tab/><text:tab/><text:tab/>Model=c.Element("model").Value,</text:p>
      <text:p text:style-name="Standard"><text:tab/><text:tab/><text:tab/>Travelled = c.Element("travelled-distance").Value</text:p>
      <text:p text:style-name="Standard"><text:tab/><text:tab/>})</text:p>
      <text:p text:style-name="Standard"><text:tab/>.ToList();</text:p>
      <text:p text:style-name="Standard"/>
      <text:p text:style-name="Standard"><text:span text:style-name="T1">Creating XML with XElement</text:span> </text:p>
      <text:p text:style-name="Standard">XDocument xmlDoc = new XDocument();</text:p>
      <text:p text:style-name="Standard">xmlDoc.Add(</text:p>
      <text:p text:style-name="Standard"><text:tab/>new XElement("books",</text:p>
      <text:p text:style-name="Standard"><text:tab/><text:tab/>new XElement ("author", "Dox Box"),</text:p>
      <text:p text:style-name="Standard"><text:tab/><text:tab/>new XElement ("title", "ASP.NET", new attribute("lang","en"))</text:p>
      <text:p text:style-name="Standard"><text:tab/>)));</text:p>
      <text:p text:style-name="Standard"/>
      <text:p text:style-name="P6">Serializing XML to File</text:p>
      <text:p text:style-name="Standard"><text:tab/>- To flush a XDocument to file with default settings:</text:p>
      <text:p text:style-name="Standard"><text:tab/>xmlDoc.Save("myBooks.xml");</text:p>
      <text:p text:style-name="Standard"/>
      <text:list xml:id="list6707314910894465112" text:style-name="L5">
        <text:list-item>
          <text:list>
            <text:list-item>
              <text:p text:style-name="P5">To disable automatic indentation:</text:p>
            </text:list-item>
          </text:list>
        </text:list-item>
      </text:list>
      <text:p text:style-name="Standard"><text:tab/>xmlDoc.Save("myBooks.xml", SaveOptions.DisableFormatting);</text:p>
      <text:p text:style-name="Standard"/>
      <text:p text:style-name="Standard"><text:tab/>var products = doc.Root.Elements()</text:p>
      <text:p text:style-name="Standard"><text:tab/><text:tab/>.Where(p =&gt; decimal.Parse(p.Element("price").Value) =&gt;1000)</text:p>
      <text:p text:style-name="Standard"><text:tab/><text:tab/>.ToList();</text:p>
      <text:p text:style-name="P6"/>
      <text:p text:style-name="P6"/>
      <text:p text:style-name="P6">XSD</text:p>
      <text:p text:style-name="P6"><text:tab/><text:span text:style-name="T2">xsd BRCommon.xsd MaritalStatusRequest.xsd /classes</text:span></text:p>
      <text:p text:style-name="P6"><text:span text:style-name="T2"/></text:p>
      <text:p text:style-name="P6">To serialize any object to file:</text:p>
      <text:p text:style-name="Standard"><text:tab/>var serializer = new XmlSerializer(typeof(ProductDTO));</text:p>
      <text:p text:style-name="Standard"><text:tab/>using (var writer = new StreamWriter("myProduct.xml"))</text:p>
      <text:p text:style-name="Standard"><text:tab/>{</text:p>
      <text:p text:style-name="Standard"><text:tab/><text:tab/>serializer.Serialize(writer, product);</text:p>
      <text:p text:style-name="Standard"><text:tab/>}</text:p>
      <text:p text:style-name="Standard"/>
      <text:p text:style-name="P6">To deserialize an object from a XML string</text:p>
      <text:p text:style-name="P6"><text:tab/><text:span text:style-name="T2">var serializer = new XmlSerializer(typeof(OrderDto[]), new XmlRootAttribute("Orders"));</text:span></text:p>
      <text:p text:style-name="P6"><text:span text:style-name="T2"><text:tab/>var deserializedOrders = (OrderDto[]) serializer.Deserialize(new StringReader(xmlString));</text:span></text:p>
      <text:p text:style-name="P6"><text:span text:style-name="T2"/></text:p>
      <text:p text:style-name="P6">Specifying root attribute name</text:p>
      <text:p text:style-name="P6"><text:tab/><text:span text:style-name="T2">var attr = new XmlRootAttribute("Orders");</text:span></text:p>
      <text:p text:style-name="P6"><text:span text:style-name="T2"><text:tab/>var serializer = new XmlSerializer(typeof(OrderDto[]), attr);</text:span></text:p>
      <text:p text:style-name="P6"><text:span text:style-name="T2"/></text:p>
      <text:p text:style-name="P6"><text:span text:style-name="T2"><text:tab/>var deserializedOrders = (OrderDto[]) serializer.Deserialize(new StringReader(xmlString));</text:span></text:p>
      <text:p text:style-name="P6"><text:span text:style-name="T2"/></text:p>
      <text:p text:style-name="P6"><text:s/>Attributes</text:p>
      <text:p text:style-name="P6"><text:tab/><text:span text:style-name="T3">We can use several attributes to control serialization to XML</text:span></text:p>
      <text:p text:style-name="P6"><text:span text:style-name="T3"><text:tab/>[XmlType(“Name”)] - specifies the type's name in XML</text:span></text:p>
      <text:p text:style-name="P6"><text:span text:style-name="T3"><text:tab/>[XmlAttribute(“name”)] - serializes as XML Attribute</text:span></text:p>
      <text:p text:style-name="P6"><text:span text:style-name="T3"><text:tab/>[XmlElement] – Serialize as XML Element</text:span></text:p>
      <text:p text:style-name="Standard"><text:span text:style-name="T3"><text:tab/>[XmlIgnore] – Do not serialize</text:span></text:p>
      <text:p text:style-name="Standard"><text:span text:style-name="T3"><text:tab/>[XmlArray] – serialize as an array of XML elements</text:span></text:p>
      <text:p text:style-name="Standard"><text:span text:style-name="T3"><text:tab/>[XmlRoot] – specifies the root element name</text:span></text:p>
      <text:p text:style-name="Standard"><text:span text:style-name="T3"><text:tab/>[XmlText] – Serialize multiple xml elements on one line</text:span></text:p>
      <text:p text:style-name="Standard"><text:span text:style-name="T3"/></text:p>
      <text:p text:style-name="Standard"><text:span text:style-name="T3"/></text:p>
      <text:p text:style-name="Standard">Thread.CurrentThread.CurrentCulture = CultureInfo.InvariantCulture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2M12S</meta:editing-duration>
    <meta:editing-cycles>36</meta:editing-cycles>
    <meta:generator>OpenOffice/4.1.6$Win32 OpenOffice.org_project/416m1$Build-9790</meta:generator>
    <dc:date>2019-04-05T15:23:51.33</dc:date>
    <meta:document-statistic meta:table-count="0" meta:image-count="0" meta:object-count="0" meta:page-count="1" meta:paragraph-count="91" meta:word-count="426" meta:character-count="3347"/>
    <meta:user-defined meta:name="Info 1"/>
    <meta:user-defined meta:name="Info 2"/>
    <meta:user-defined meta:name="Info 3"/>
    <meta:user-defined meta:name="Info 4"/>
  </office:meta>
</office:document-meta>
</file>